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dd42" officeooo:paragraph-rsid="0012dd42"/>
    </style:style>
    <style:style style:name="P2" style:family="paragraph" style:parent-style-name="Standard">
      <style:text-properties officeooo:paragraph-rsid="0012dd42"/>
    </style:style>
    <style:style style:name="P3" style:family="paragraph" style:parent-style-name="Standard">
      <style:text-properties officeooo:rsid="0014a215" officeooo:paragraph-rsid="0014a215"/>
    </style:style>
    <style:style style:name="P4" style:family="paragraph" style:parent-style-name="Preformatted_20_Text">
      <style:text-properties officeooo:rsid="001668cf" officeooo:paragraph-rsid="001668cf"/>
    </style:style>
    <style:style style:name="P5" style:family="paragraph" style:parent-style-name="Preformatted_20_Text">
      <style:text-properties officeooo:rsid="001668cf" officeooo:paragraph-rsid="00173064"/>
    </style:style>
    <style:style style:name="T1" style:family="text">
      <style:text-properties officeooo:rsid="0012dd42"/>
    </style:style>
    <style:style style:name="T2" style:family="text">
      <style:text-properties officeooo:rsid="001730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re is no overloading in python</text:p>
      <text:p text:style-name="P1"/>
      <text:p text:style-name="P2"><text:span text:style-name="T1">Generally we don't need to overload functions in Python. Python is dynamically typed, and supports optional arguments , *args and **kwargs to functions.</text:span></text:p>
      <text:p text:style-name="P2"/>
      <text:p text:style-name="P3">For example we can do this:</text:p>
      <text:p text:style-name="P3"/>
      <text:p text:style-name="P3">def sum(first,second,third=None):</text:p>
      <text:p text:style-name="P3"><text:s/><text:tab/>if third is None:</text:p>
      <text:p text:style-name="P3"><text:s text:c="12"/><text:tab/>return first+second</text:p>
      <text:p text:style-name="P3"><text:s text:c="6"/><text:tab/>else:</text:p>
      <text:p text:style-name="P3"><text:s text:c="12"/><text:tab/>return first+second+third</text:p>
      <text:p text:style-name="P3"/>
      <text:p text:style-name="P4"><text:span text:style-name="Source_20_Text">if __name__ == '__main__':</text:span></text:p>
      <text:p text:style-name="P4"><text:span text:style-name="Source_20_Text"><text:tab/>print(sum(1,2))</text:span></text:p>
      <text:p text:style-name="P4"><text:span text:style-name="Source_20_Text"><text:tab/>print(sum(1,2,3))</text:span></text:p>
      <text:p text:style-name="P4"><text:span text:style-name="Source_20_Text"/></text:p>
      <text:p text:style-name="P5"><text:span text:style-name="Source_20_Text"><text:span text:style-name="T2">output:</text:span></text:span></text:p>
      <text:p text:style-name="P5"><text:span text:style-name="Source_20_Text"><text:span text:style-name="T2">3</text:span></text:span></text:p>
      <text:p text:style-name="P5"><text:span text:style-name="Source_20_Text"><text:span text:style-name="T2">6</text:span></text:span></text:p>
      <text:p text:style-name="P4"><text:span text:style-name="Source_20_Text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21:36:59.904651676</meta:creation-date>
    <dc:date>2018-01-31T21:48:11.603094971</dc:date>
    <meta:editing-duration>PT10M50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55" meta:character-count="416" meta:non-whitespace-character-count="337"/>
  </office:meta>
</office:document-meta>
</file>